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idiMapDecorator.AbstractBidiMapDecorator( 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diMapDecorator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diMapDecorator.get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diMapDecorator.invers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diMapDecorator.getKey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diMapDecorator.remov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